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341">
            <text:p>341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5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unty Totals</text:p>
          </table:table-cell>
          <table:table-cell table:style-name="ce21" table:formula="oooc:=SUM([.B2:.B306])" office:value-type="string">
            <text:p>7528</text:p>
          </table:table-cell>
          <table:table-cell table:style-name="ce21" table:formula="oooc:=SUM([.C2:.C306])" office:value-type="string">
            <text:p>6716</text:p>
          </table:table-cell>
          <table:table-cell table:style-name="ce21" table:formula="oooc:=SUM([.D2:.D306])" office:value-type="string">
            <text:p>821</text:p>
          </table:table-cell>
          <table:table-cell table:style-name="ce21" table:formula="oooc:=SUM([.E2:.E306])" office:value-type="string">
            <text:p>1831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691">
            <text:p>691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460">
            <text:p>5460</text:p>
          </table:table-cell>
          <table:table-cell table:style-name="ce21" office:value-type="float" office:value="4886">
            <text:p>4886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772">
            <text:p>1772</text:p>
          </table:table-cell>
          <table:table-cell table:style-name="ce21" office:value-type="float" office:value="1714">
            <text:p>171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23">
            <text:p>623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321">
            <text:p>2321</text:p>
          </table:table-cell>
          <table:table-cell table:style-name="ce21" office:value-type="float" office:value="2212">
            <text:p>22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</text:p>
          </table:table-cell>
          <table:table-cell table:style-name="ce21" office:value-type="string">
            <text:p>&amp; UNIVERSITY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ongwood Col.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ry Wash. Col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3" office:value-type="float" office:value="7528">
            <text:p>7528</text:p>
          </table:table-cell>
          <table:table-cell table:style-name="ce23" office:value-type="float" office:value="6707">
            <text:p>6707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1831">
            <text:p>1831</text:p>
          </table:table-cell>
          <table:table-cell table:style-name="ce21"/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321">
            <text:p>2321</text:p>
          </table:table-cell>
          <table:table-cell table:style-name="ce21" office:value-type="float" office:value="2212">
            <text:p>221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460">
            <text:p>5460</text:p>
          </table:table-cell>
          <table:table-cell table:style-name="ce21" office:value-type="float" office:value="4886">
            <text:p>4886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6" office:value-type="string">
            <text:p>STATE TOTAL</text:p>
          </table:table-cell>
          <table:table-cell table:style-name="ce23" table:formula="oooc:=SUM([.B1:.B4])" office:value-type="string">
            <text:p>15788</text:p>
          </table:table-cell>
          <table:table-cell table:style-name="ce23" table:formula="oooc:=SUM([.C1:.C4])" office:value-type="string">
            <text:p>14205</text:p>
          </table:table-cell>
          <table:table-cell table:style-name="ce23" table:formula="oooc:=SUM([.D1:.D4])" office:value-type="string">
            <text:p>1583</text:p>
          </table:table-cell>
          <table:table-cell table:style-name="ce23" table:formula="oooc:=SUM([.E1:.E4])" office:value-type="string">
            <text:p>42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